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E0000001541D1F73C8D4D6AAB.png" manifest:media-type="image/png"/>
  <manifest:file-entry manifest:full-path="Pictures/10000001000001D600000016925647181015952E.png" manifest:media-type="image/png"/>
  <manifest:file-entry manifest:full-path="Pictures/10000001000001FD00000017E10F15758897E5DE.png" manifest:media-type="image/png"/>
  <manifest:file-entry manifest:full-path="Pictures/10000001000001C100000018B044A1A40395A1D8.png" manifest:media-type="image/png"/>
  <manifest:file-entry manifest:full-path="Pictures/10000001000001C00000001699C59D8274F92EF3.png" manifest:media-type="image/png"/>
  <manifest:file-entry manifest:full-path="Pictures/10000001000001A40000001638495549DACA5087.png" manifest:media-type="image/png"/>
  <manifest:file-entry manifest:full-path="Pictures/100000010000019900000013204034BBB2CF66DB.png" manifest:media-type="image/png"/>
  <manifest:file-entry manifest:full-path="Pictures/10000001000001CC00000016270983E8EF51B3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weight="bold" officeooo:paragraph-rsid="0013f1eb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" fo:font-size="12pt" fo:language="en" fo:country="US" officeooo:rsid="0007a64a" officeooo:paragraph-rsid="0013f1eb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rsid="0007a64a" officeooo:paragraph-rsid="0013f1eb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size="12pt" officeooo:paragraph-rsid="0013f1eb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Times New Roman" fo:font-size="12pt" officeooo:paragraph-rsid="00154af4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12pt" officeooo:paragraph-rsid="0013f1eb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style:font-name="Times New Roman" fo:font-size="12pt" officeooo:paragraph-rsid="0013f1eb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end" style:justify-single-word="false" fo:orphans="2" fo:widows="2" fo:text-indent="0cm" style:auto-text-indent="false"/>
      <style:text-properties style:font-name="Times New Roman" fo:font-size="12pt" officeooo:paragraph-rsid="0013f1eb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fo:font-style="normal" officeooo:paragraph-rsid="0013f1eb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margin-top="0cm" fo:margin-bottom="0cm" style:contextual-spacing="false"/>
      <style:text-properties fo:font-size="12pt" officeooo:paragraph-rsid="001582b2" style:font-size-asian="12pt" style:font-size-complex="12pt"/>
    </style:style>
    <style:style style:name="P11" style:family="paragraph" style:parent-style-name="Text_20_body">
      <style:paragraph-properties fo:margin-top="0cm" fo:margin-bottom="0.097cm" style:contextual-spacing="false" fo:text-align="center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3f1eb" style:font-size-asian="12pt" style:font-size-complex="12pt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3f1eb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mes New Roman" fo:font-size="12pt" fo:letter-spacing="normal" fo:language="en" fo:country="US" fo:font-style="normal" fo:font-weight="bold" officeooo:rsid="0007a64a" officeooo:paragraph-rsid="0013f1eb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7a64a" officeooo:paragraph-rsid="0013f1eb" style:font-size-asian="12pt" style:font-size-complex="12pt"/>
    </style:style>
    <style:style style:name="P15" style:family="paragraph" style:parent-style-name="Text_20_body">
      <style:paragraph-properties fo:margin-left="0cm" fo:margin-right="0cm" fo:margin-top="0.101cm" fo:margin-bottom="0.399cm" style:contextual-spacing="false" fo:text-align="end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7a64a" officeooo:paragraph-rsid="0013f1eb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200%" fo:text-align="end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7a64a" officeooo:paragraph-rsid="0013f1eb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7a64a" officeooo:paragraph-rsid="0013f1e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weight="bold" officeooo:paragraph-rsid="0013f1eb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text-properties style:font-name="Times New Roman" fo:font-size="12pt" style:text-underline-style="none" fo:font-weight="bold" officeooo:paragraph-rsid="0013f1eb" style:font-size-asian="12pt" style:font-weight-asian="bold" style:font-name-complex="Times New Roman1" style:font-size-complex="12pt"/>
    </style:style>
    <style:style style:name="P20" style:family="paragraph" style:parent-style-name="Standard">
      <style:text-properties style:font-name="Times New Roman" fo:font-size="12pt" style:text-underline-style="none" fo:font-weight="normal" officeooo:paragraph-rsid="0013f1eb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paragraph-rsid="0013f1eb" style:font-size-asian="12pt" style:font-weight-asian="bold" style:font-name-complex="Times New Roman1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size="12pt" fo:language="en" fo:country="US" fo:font-style="italic" officeooo:rsid="0013f1eb" officeooo:paragraph-rsid="0013f1eb" style:font-size-asian="12pt" style:font-style-asian="italic" style:font-name-complex="Times New Roman1" style:font-size-complex="12pt"/>
    </style:style>
    <style:style style:name="P23" style:family="paragraph" style:parent-style-name="Standard">
      <style:paragraph-properties fo:margin-top="0cm" fo:margin-bottom="0cm" style:contextual-spacing="false"/>
      <style:text-properties style:font-name="Times New Roman" fo:font-size="12pt" fo:language="en" fo:country="US" fo:font-style="normal" style:text-underline-style="none" fo:font-weight="bold" officeooo:rsid="0013f1eb" officeooo:paragraph-rsid="00154af4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24" style:family="paragraph" style:parent-style-name="Standard">
      <style:paragraph-properties fo:margin-top="0cm" fo:margin-bottom="0cm" style:contextual-spacing="false"/>
      <style:text-properties style:font-name="Times New Roman" fo:font-size="12pt" fo:language="en" fo:country="US" officeooo:rsid="0013f1eb" officeooo:paragraph-rsid="00154af4" style:font-size-asian="12pt" style:font-name-complex="Times New Roman1" style:font-size-complex="12pt"/>
    </style:style>
    <style:style style:name="P25" style:family="paragraph" style:parent-style-name="Standard">
      <style:paragraph-properties fo:margin-top="0cm" fo:margin-bottom="0cm" style:contextual-spacing="false"/>
      <style:text-properties style:font-name="Times New Roman" fo:font-size="12pt" fo:language="en" fo:country="US" officeooo:rsid="0013f1eb" officeooo:paragraph-rsid="001582b2" style:font-size-asian="12pt" style:font-name-complex="Times New Roman1" style:font-size-complex="12pt"/>
    </style:style>
    <style:style style:name="P26" style:family="paragraph" style:parent-style-name="Standard">
      <style:paragraph-properties fo:margin-top="0cm" fo:margin-bottom="0cm" style:contextual-spacing="false"/>
      <style:text-properties style:font-name="Times New Roman" fo:font-size="12pt" fo:language="en" fo:country="US" style:text-underline-style="none" fo:font-weight="bold" officeooo:rsid="0013f1eb" officeooo:paragraph-rsid="001582b2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top="0cm" fo:margin-bottom="0cm" style:contextual-spacing="false"/>
      <style:text-properties style:font-name="Times New Roman" fo:font-size="12pt" fo:language="en" fo:country="US" style:text-underline-style="none" fo:font-weight="normal" officeooo:rsid="0013f1eb" officeooo:paragraph-rsid="001582b2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margin-top="0cm" fo:margin-bottom="0cm" style:contextual-spacing="false"/>
      <style:text-properties style:font-name="Times New Roman" fo:font-size="12pt" fo:language="en" fo:country="US" style:text-underline-style="none" fo:font-weight="normal" officeooo:rsid="0013f1eb" officeooo:paragraph-rsid="001d9c23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margin-top="0cm" fo:margin-bottom="0cm" style:contextual-spacing="false"/>
      <style:text-properties style:font-name="Times New Roman" fo:font-size="12pt" fo:language="en" fo:country="US" style:text-underline-style="none" officeooo:rsid="0013f1eb" officeooo:paragraph-rsid="001582b2" style:font-size-asian="12pt" style:font-name-complex="Times New Roman1" style:font-size-complex="12pt"/>
    </style:style>
    <style:style style:name="P30" style:family="paragraph" style:parent-style-name="Standard">
      <style:paragraph-properties fo:margin-top="0cm" fo:margin-bottom="0cm" style:contextual-spacing="false"/>
      <style:text-properties style:font-name="Times New Roman" fo:font-size="12pt" fo:language="en" fo:country="US" fo:font-weight="bold" officeooo:rsid="0013f1eb" officeooo:paragraph-rsid="001582b2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paragraph-properties fo:margin-top="0cm" fo:margin-bottom="0cm" style:contextual-spacing="false"/>
      <style:text-properties style:font-name="Times New Roman" fo:font-size="12pt" fo:language="en" fo:country="US" fo:font-weight="normal" officeooo:rsid="0013f1eb" officeooo:paragraph-rsid="001582b2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font-variant="normal" fo:text-transform="none" fo:color="#000000" loext:opacity="100%" fo:letter-spacing="normal" fo:language="en" fo:country="US" fo:font-style="normal" fo:font-weight="bold" officeooo:rsid="0007a64a" style:font-weight-asian="bold" style:font-weight-complex="bold"/>
    </style:style>
    <style:style style:name="T2" style:family="text">
      <style:text-properties fo:font-variant="normal" fo:text-transform="none" fo:color="#000000" loext:opacity="100%" fo:letter-spacing="normal" fo:language="en" fo:country="US" fo:font-style="normal" fo:font-weight="bold" officeooo:rsid="0013f1eb" style:font-weight-asian="bold" style:font-weight-complex="bold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07a64a"/>
    </style:style>
    <style:style style:name="T4" style:family="text">
      <style:text-properties fo:font-variant="normal" fo:text-transform="none" fo:color="#000000" loext:opacity="100%" fo:letter-spacing="normal" fo:language="en" fo:country="US" fo:font-style="normal" fo:font-weight="normal" officeooo:rsid="0009e3a4"/>
    </style:style>
    <style:style style:name="T5" style:family="text">
      <style:text-properties fo:font-variant="normal" fo:text-transform="none" fo:color="#000000" loext:opacity="100%" fo:letter-spacing="normal" fo:font-weight="bold" style:font-weight-asian="bold" style:font-weight-complex="bold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style:style style:name="T7" style:family="text">
      <style:text-properties fo:font-variant="normal" fo:text-transform="none" fo:color="#000000" loext:opacity="100%" fo:letter-spacing="normal" fo:language="ru" fo:country="RU" fo:font-style="normal" fo:font-weight="normal" officeooo:rsid="0009e3a4"/>
    </style:style>
    <style:style style:name="T8" style:family="text">
      <style:text-properties fo:font-variant="normal" fo:text-transform="none" fo:letter-spacing="normal" fo:font-style="normal" style:font-name-complex="Times New Roman1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weight="bold" style:font-weight-asian="bold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3f1eb" style:font-name-complex="Times New Roman1"/>
    </style:style>
    <style:style style:name="T13" style:family="text">
      <style:text-properties fo:language="en" fo:country="US" officeooo:rsid="00154af4" style:font-name-complex="Times New Roman1"/>
    </style:style>
    <style:style style:name="T14" style:family="text">
      <style:text-properties fo:language="en" fo:country="US" fo:font-style="italic" officeooo:rsid="0013f1eb" style:font-style-asian="italic" style:font-name-complex="Times New Roman1"/>
    </style:style>
    <style:style style:name="T15" style:family="text">
      <style:text-properties fo:language="en" fo:country="US" officeooo:rsid="001c79bb"/>
    </style:style>
    <style:style style:name="T16" style:family="text">
      <style:text-properties style:font-name="Times New Roman" fo:language="en" fo:country="US" officeooo:rsid="0013f1eb" style:font-name-complex="Times New Roman1"/>
    </style:style>
    <style:style style:name="T17" style:family="text">
      <style:text-properties style:font-name="Times New Roman" fo:language="en" fo:country="US" officeooo:rsid="001582b2" style:font-name-complex="Times New Roman1"/>
    </style:style>
    <style:style style:name="T18" style:family="text">
      <style:text-properties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Санкт-Петербургский политехнический университет Петра Великого Кафедра компьютерных систем и программных технологий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p text:style-name="P13"/>
      <text:p text:style-name="P6"><text:span text:style-name="T1">Отчёт по лабораторной работе </text:span><text:span text:style-name="T5">№</text:span><text:span text:style-name="T2">2</text:span><text:span text:style-name="T10"> </text:span></text:p>
      <text:p text:style-name="P12">Дисциплина: Низкоуровневое программирование</text:p>
      <text:p text:style-name="P7"><text:span text:style-name="T6">Тема: Программирование на Edsac</text:span><text:span text:style-name="T9"> 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/>
      <text:p text:style-name="P8"><text:span text:style-name="T3">Выполнил студент гр. 3530901/10005 </text:span><text:span text:style-name="T4">____________ </text:span><text:span text:style-name="T7">Кашин В.А</text:span><text:span text:style-name="T3">. </text:span></text:p>
      <text:p text:style-name="P15">(подпись) <text:s text:c="26"/></text:p>
      <text:p text:style-name="P8"><text:span text:style-name="T3"><text:s/>Преподаватель </text:span><text:span text:style-name="T4">___________ </text:span><text:span text:style-name="T3">Коренев Д. А</text:span><text:span text:style-name="T7">.</text:span><text:span text:style-name="T3"> </text:span></text:p>
      <text:p text:style-name="P16"><text:s/>(подпись) <text:s text:c="26"/></text:p>
      <text:p text:style-name="P16"><text:s text:c="27"/>“___”_____________ 2022 г.</text:p>
      <text:p text:style-name="P17"><text:s/></text:p>
      <text:p text:style-name="P17"/>
      <text:p text:style-name="P17"/>
      <text:p text:style-name="P17">Санкт-Петербург </text:p>
      <text:p text:style-name="P17">2022</text:p>
      <text:p text:style-name="P17"/>
      <text:p text:style-name="P18"/>
      <text:p text:style-name="P18"/>
      <text:p text:style-name="P1"><text:soft-page-break/><text:span text:style-name="T18">Вариант задания – </text:span><text:span text:style-name="T12">3</text:span><text:span text:style-name="T18">: </text:span><text:span text:style-name="T8">Сортировка обменом массива чисел in-place.</text:span><text:span text:style-name="T18"> </text:span></text:p>
      <text:p text:style-name="P17"/>
      <text:p text:style-name="P19">Initial Orders 1</text:p>
      <text:p text:style-name="P20">[Сортировка обменом массива чисел in-place. 110-113]</text:p>
      <text:p text:style-name="P20">[31] T 114 S [последняя строка + 1]</text:p>
      <text:p text:style-name="P20">[32] T 0 S [acc = 0]</text:p>
      <text:p text:style-name="P20"/>
      <text:p text:style-name="P20">[33] A 108 S [len]</text:p>
      <text:p text:style-name="P20">[34] S 107 S [len --]</text:p>
      <text:p text:style-name="P20">[35] T 108 S [re len]</text:p>
      <text:p text:style-name="P20"/>
      <text:p text:style-name="P20">[36] T 0 S [acc = 0]</text:p>
      <text:p text:style-name="P20">[37] A 109 S [addr 1]</text:p>
      <text:p text:style-name="P20">[38] U 4 S [w 4(для первой переменной)]</text:p>
      <text:p text:style-name="P20">[39] T 5 S [w 5(для второй переменной)]</text:p>
      <text:p text:style-name="P20"/>
      <text:p text:style-name="P20">[40] A 106 S [0]</text:p>
      <text:p text:style-name="P20">[41] T 6 S [I = 0]</text:p>
      <text:p text:style-name="P20"/>
      <text:p text:style-name="P20">[42] A 106 S [0]</text:p>
      <text:p text:style-name="P20">[43] S 108 S [-len]</text:p>
      <text:p text:style-name="P20">[44] E 103 S [&gt;=0 прошли весь массив, выход из цикла]</text:p>
      <text:p text:style-name="P20"/>
      <text:p text:style-name="P20">[45] T 0 S [acc = 0]</text:p>
      <text:p text:style-name="P20">[46] A 4 S [addr 1]</text:p>
      <text:p text:style-name="P20">[47] L 0 L [&gt;&gt;]</text:p>
      <text:p text:style-name="P20">[48] A 105 S [A 0 S]</text:p>
      <text:p text:style-name="P20">[49] T 50 S [w 50]</text:p>
      <text:p text:style-name="P20">[50] A 0 S [считьываем первый элемент массива]</text:p>
      <text:p text:style-name="P20">[51] T 1 S [w 1]</text:p>
      <text:p text:style-name="P20"/>
      <text:p text:style-name="P20">[52] T 0 S [acc = 0]</text:p>
      <text:p text:style-name="P20">[53] A 6 S [I]</text:p>
      <text:p text:style-name="P20">[54] A 107 S [I ++]</text:p>
      <text:p text:style-name="P20">[55] T 6 S [re I]</text:p>
      <text:p text:style-name="P20"/>
      <text:p text:style-name="P20">[56] A 5 S [считываем адрес первого сравниваемого числа]</text:p>
      <text:p text:style-name="P20">[57] A 107 S [+1]</text:p>
      <text:p text:style-name="P20">[58] U 5 S [re адрес второго числа и оставляем в acc]</text:p>
      <text:p text:style-name="P20">[59] L 0 L [&gt;&gt;]</text:p>
      <text:p text:style-name="P20">[60] A 105 S [A 0 S]</text:p>
      <text:p text:style-name="P20">[61] T 62 S [w 62]</text:p>
      <text:p text:style-name="P20">[62] A 0 S [считываем второй элемент массива]</text:p>
      <text:p text:style-name="P20">[63] T 2 S [w 2]</text:p>
      <text:p text:style-name="P20"/>
      <text:p text:style-name="P20">[64] A 6 S [I]</text:p>
      <text:p text:style-name="P20">[65] S 108 S [I - len]</text:p>
      <text:p text:style-name="P20">[66] E 79 S [&gt;=0 сравнивание с последним элементом массива, переходим к SWAP,</text:p>
      <text:p text:style-name="P20"><text:s text:c="13"/>или же продолжаем]</text:p>
      <text:p text:style-name="P20"/>
      <text:p text:style-name="P20">[67] T 0 S [acc = 0]</text:p>
      <text:p text:style-name="P20">[68] A 1 S [считываем 1-ую переменную]</text:p>
      <text:p text:style-name="P20"><text:soft-page-break/>[69] S 2 S [вычитаем 2-ую переменную]</text:p>
      <text:p text:style-name="P20">[70] E 52 S [&gt;=0 то не последний элемент маиссва и он меьшн предыдущего,</text:p>
      <text:p text:style-name="P20"><text:s text:c="13"/>менять не надо]</text:p>
      <text:p text:style-name="P20"/>
      <text:p text:style-name="P20">[71] T 0 S [acc = 0]</text:p>
      <text:p text:style-name="P20">[72] A 2 S [считываем 2 переменную]</text:p>
      <text:p text:style-name="P20">[73] T 1 S [записываем в ячейку для первой переменной]</text:p>
      <text:p text:style-name="P20">[74] A 5 S [считываем адрес второго элемента]</text:p>
      <text:p text:style-name="P20">[75] T 4 S [записываем в ячейку для адреса 1]</text:p>
      <text:p text:style-name="P20">[76] A 2 S [считываем вторую переменную]</text:p>
      <text:p text:style-name="P20">[77] S 2 S [очистили ячейку для 2-ой переменной]</text:p>
      <text:p text:style-name="P20">[78] E 52 S [возврат в цикл]</text:p>
      <text:p text:style-name="P20"/>
      <text:p text:style-name="P20">[79] T 0 S [acc = 0]</text:p>
      <text:p text:style-name="P20">[80] A 1 S [считываем первую переменную]</text:p>
      <text:p text:style-name="P20">[81] S 2 S [вычитаем 2-ую переменную]</text:p>
      <text:p text:style-name="P20">[82] G 96 S [&lt;0 если 2-ая переменая &gt; 1-ой, то переставлять не надо</text:p>
      <text:p text:style-name="P20">и продолжаем цикл]</text:p>
      <text:p text:style-name="P20"/>
      <text:p text:style-name="P20">[83] T 0 S [acc = 0]</text:p>
      <text:p text:style-name="P20">[84] A 4 S [считываем адрес 1-го числа]</text:p>
      <text:p text:style-name="P20">[85] L 0 L [&gt;&gt;]</text:p>
      <text:p text:style-name="P20">[86] A 104 S [T 0 S]</text:p>
      <text:p text:style-name="P20">[87] T 89 S [w 89]</text:p>
      <text:p text:style-name="P20">[88] A 2 S [считываем второе число]</text:p>
      <text:p text:style-name="P20">[89] T 0 S [записываем на его место(первого числа)]</text:p>
      <text:p text:style-name="P20">[90] A 5 S [считываем адрес 2-го числа]</text:p>
      <text:p text:style-name="P20">[91] L 0 L [&gt;&gt;]</text:p>
      <text:p text:style-name="P20">[92] A 104 S [T 0 S]</text:p>
      <text:p text:style-name="P20">[93] T 95 S [w 95]</text:p>
      <text:p text:style-name="P20">[94] A 1 S [считываем 1-ое число]</text:p>
      <text:p text:style-name="P20">[95] T 0 S [записываем на ег оместо(второго числа)]</text:p>
      <text:p text:style-name="P20"/>
      <text:p text:style-name="P20">[96] T 0 S [acc = 0]</text:p>
      <text:p text:style-name="P20">[97] A 108 S [len]</text:p>
      <text:p text:style-name="P20">[98] S 107 S [len --]</text:p>
      <text:p text:style-name="P20">[99]T 108 S [re len]</text:p>
      <text:p text:style-name="P20"/>
      <text:p text:style-name="P20">[100] A 106 S [0]</text:p>
      <text:p text:style-name="P20">[101] S 108 S [- len]</text:p>
      <text:p text:style-name="P20">[102] G 36 S [&lt;0 проверка на количество пройденных элементов]</text:p>
      <text:p text:style-name="P20">[103] Z 0 S [конец]</text:p>
      <text:p text:style-name="P20"/>
      <text:p text:style-name="P20">[104] T 0 S [записывает значения в ячейку по адресу]</text:p>
      <text:p text:style-name="P20">[105] A 0 S [читает значение ячейки] </text:p>
      <text:p text:style-name="P21"/>
      <text:p text:style-name="P20">[106] P 0 S [0]</text:p>
      <text:p text:style-name="P20">[107] P 0 L [1]</text:p>
      <text:p text:style-name="P20">[108] P 2 S [<text:span text:style-name="T15">len</text:span> = 4]</text:p>
      <text:p text:style-name="P20">[109] P 55 S [<text:span text:style-name="T15">addr 1</text:span>]</text:p>
      <text:p text:style-name="P20"/>
      <text:p text:style-name="P20">[110] P 22 L [45]</text:p>
      <text:p text:style-name="P20"><text:soft-page-break/>[111] P 9 S [18]</text:p>
      <text:p text:style-name="P20">[112] P 45 S [90]</text:p>
      <text:p text:style-name="P20">[113] P 37 S [74]</text:p>
      <text:p text:style-name="P20"><text:tab/></text:p>
      <text:p text:style-name="P9"><text:span text:style-name="T18">Размер массива — </text:span><text:span text:style-name="T12">[108]</text:span></text:p>
      <text:p text:style-name="P4"><text:span text:style-name="T14">Адрес массива</text:span><text:span text:style-name="T12"> – задаётся на 109 адресе, указывается адрес нулевой ячейки массива:</text:span></text:p>
      <text:p text:style-name="P22">Массив – начинается с 110 <text:s/>адреса, можно задавать разные числа, добавлять новые или убирать данные (но также изменять и размер массива в соответствии с правилами).</text:p>
      <text:p text:style-name="P23">Результаты программы:</text:p>
      <text:p text:style-name="P24">Массив: </text:p>
      <text:p text:style-name="P24">[110] P 22 L [45]</text:p>
      <text:p text:style-name="P24">[111] P 9 S [18]</text:p>
      <text:p text:style-name="P24">[112] P 45 S [90]</text:p>
      <text:p text:style-name="P24">[113] P 37 S [74]</text:p>
      <text:p text:style-name="P24">Результат:</text:p>
      <text:p text:style-name="P24"><draw:frame draw:style-name="fr1" draw:name="Изображение1" text:anchor-type="char" svg:x="0.004cm" svg:y="0.041cm" svg:width="11.802cm" svg:height="0.556cm" draw:z-index="0"><draw:image xlink:href="Pictures/10000001000001BE0000001541D1F73C8D4D6AAB.png" xlink:type="simple" xlink:show="embed" xlink:actuate="onLoad" draw:mime-type="image/png"/></draw:frame></text:p>
      <text:p text:style-name="P24"/>
      <text:p text:style-name="P24"><draw:frame draw:style-name="fr1" draw:name="Изображение2" text:anchor-type="char" svg:x="-0.109cm" svg:y="0cm" svg:width="11.894cm" svg:height="0.609cm" draw:z-index="1"><draw:image xlink:href="Pictures/10000001000001FD00000017E10F15758897E5DE.png" xlink:type="simple" xlink:show="embed" xlink:actuate="onLoad" draw:mime-type="image/png"/></draw:frame></text:p>
      <text:p text:style-name="P24"/>
      <text:p text:style-name="P24"><draw:frame draw:style-name="fr1" draw:name="Изображение3" text:anchor-type="char" svg:x="-0.048cm" svg:y="0.03cm" svg:width="11.853cm" svg:height="0.582cm" draw:z-index="2"><draw:image xlink:href="Pictures/10000001000001C00000001699C59D8274F92EF3.png" xlink:type="simple" xlink:show="embed" xlink:actuate="onLoad" draw:mime-type="image/png"/></draw:frame></text:p>
      <text:p text:style-name="P24"/>
      <text:p text:style-name="P24"><draw:frame draw:style-name="fr1" draw:name="Изображение4" text:anchor-type="char" svg:x="-0.097cm" svg:y="0cm" svg:width="12.437cm" svg:height="0.582cm" draw:z-index="3"><draw:image xlink:href="Pictures/10000001000001D600000016925647181015952E.png" xlink:type="simple" xlink:show="embed" xlink:actuate="onLoad" draw:mime-type="image/png"/></draw:frame></text:p>
      <text:p text:style-name="P24"/>
      <text:p text:style-name="P5"><text:span text:style-name="T12">Полученный массив – {</text:span><text:span text:style-name="T13">18, 45, 74, 90</text:span><text:span text:style-name="T12">}. Адреса значений отсортированного массива совпадают с исходными. Результат успешен.</text:span></text:p>
      <text:p text:style-name="P24"/>
      <text:p text:style-name="P26">Initial Orders 2</text:p>
      <text:p text:style-name="P27">[Сортировка обменом массива чисел in-place. 110-113]</text:p>
      <text:p text:style-name="P28">T 130 K</text:p>
      <text:p text:style-name="P28"><text:s text:c="3"/>GK</text:p>
      <text:p text:style-name="P28">[0]A 3 F</text:p>
      <text:p text:style-name="P28">[1]T 72 @</text:p>
      <text:p text:style-name="P28">[2]A 108 F <text:s/>[len]</text:p>
      <text:p text:style-name="P28">[3]S 107 F <text:s/>[len--]</text:p>
      <text:p text:style-name="P28">[4]T 108 F <text:s/>[re len]</text:p>
      <text:p text:style-name="P28"/>
      <text:p text:style-name="P28">[5]T 0 F <text:s text:c="3"/>[acc = 0]</text:p>
      <text:p text:style-name="P28">[6]A 109 F <text:s/>[addr 1]</text:p>
      <text:p text:style-name="P28">[7]U 4 F <text:s text:c="3"/>[записываем в 4 ячкйку для первой переменной]</text:p>
      <text:p text:style-name="P28">[8]T 5 F <text:s text:c="3"/>[то что выше, но для 2 переменной]</text:p>
      <text:p text:style-name="P28"/>
      <text:p text:style-name="P28">[9]A 106 F <text:s/>[0]</text:p>
      <text:p text:style-name="P28">[10]T 6 F <text:s text:c="2"/>[I = 0]</text:p>
      <text:p text:style-name="P28"/>
      <text:p text:style-name="P28">[11]A 106 F [0]</text:p>
      <text:p text:style-name="P28">[12]S 108 F [-len]</text:p>
      <text:p text:style-name="P28">[13]E 72 @ <text:s/>[&gt;=0 поросмотрели весь масив=(конец)]</text:p>
      <text:p text:style-name="P28"/>
      <text:p text:style-name="P28">[14]T 0 F <text:s text:c="2"/>[acc = 0]</text:p>
      <text:p text:style-name="P28">[15]A 4 F <text:s text:c="2"/>[addr 1]</text:p>
      <text:p text:style-name="P28">[16]L 0 D <text:s text:c="2"/>[&gt;&gt;]</text:p>
      <text:p text:style-name="P28">[17]A 105 F [A 0 S]</text:p>
      <text:p text:style-name="P28"><text:soft-page-break/>[18]T 19 @ <text:s/>[w в 19 ячейку]</text:p>
      <text:p text:style-name="P28">[19]A 0 F <text:s text:c="2"/>[смотрим addr1]</text:p>
      <text:p text:style-name="P28">[20]T 1 F <text:s text:c="2"/>[записываем в первую ячейку]</text:p>
      <text:p text:style-name="P28"/>
      <text:p text:style-name="P28">[21]T 0 F <text:s text:c="2"/>[acc = 0]</text:p>
      <text:p text:style-name="P28">[22]A 6 F <text:s text:c="2"/>[I]</text:p>
      <text:p text:style-name="P28">[23]A 107 F [I++]</text:p>
      <text:p text:style-name="P28">[24]T 6 F <text:s text:c="2"/>[re I]</text:p>
      <text:p text:style-name="P28"/>
      <text:p text:style-name="P28">[25]A 5 F <text:s text:c="2"/>[считываем адрес первого сравнивоемого числа(addr2)]</text:p>
      <text:p text:style-name="P28">[26]A 107 F [I++]</text:p>
      <text:p text:style-name="P28">[27]U 5 F <text:s text:c="2"/>[re addr2 + перенос числа из аккумулятора без обнуления аккумулятора ]</text:p>
      <text:p text:style-name="P28">[28]L 0 D <text:s text:c="2"/>[&gt;&gt;]</text:p>
      <text:p text:style-name="P28">[29]A 105 F [A 0 S]</text:p>
      <text:p text:style-name="P28">[30]T 31 @ <text:s/>[w 31]</text:p>
      <text:p text:style-name="P28">[31]A 0 F <text:s text:c="2"/>[cсчитываем воторой элемент масива]</text:p>
      <text:p text:style-name="P28">[32]T 2 F <text:s text:c="2"/>[записываем во вторую ячейку]</text:p>
      <text:p text:style-name="P28"/>
      <text:p text:style-name="P28">[33]A 6 F <text:s text:c="2"/>[I]</text:p>
      <text:p text:style-name="P28">[34]S 108 F [I - len]</text:p>
      <text:p text:style-name="P28">[35]E 52 @ <text:s/>[&gt;=0 сравнивание с последним элементом массива, переходим к SWAP,</text:p>
      <text:p text:style-name="P28"><text:s text:c="13"/>или же продолжаем]</text:p>
      <text:p text:style-name="P28"/>
      <text:p text:style-name="P28">[36]T 0 F <text:s text:c="2"/>[acc = 0]</text:p>
      <text:p text:style-name="P28">[37]A 1 F <text:s text:c="2"/>[считываем 1-ую переменную]</text:p>
      <text:p text:style-name="P28">[38]S 2 F <text:s text:c="2"/>[вычитаем 2-ую переменную]</text:p>
      <text:p text:style-name="P28">[39]E 21 @ <text:s/>[&gt;=0 это не последний элемент маиссва и он меьшн предыдущего,</text:p>
      <text:p text:style-name="P28"><text:s text:c="13"/>менять не надо]</text:p>
      <text:p text:style-name="P28"/>
      <text:p text:style-name="P28">[40]T 0 F <text:s text:c="2"/>[acc = 0]</text:p>
      <text:p text:style-name="P28">[41]A 2 F <text:s text:c="2"/>[считываем 2 переменнуб]</text:p>
      <text:p text:style-name="P28">[42]T 1 F <text:s text:c="2"/>[записываем в ячейку для первой переменной]</text:p>
      <text:p text:style-name="P28">[43]A 5 F <text:s text:c="2"/>[записываем в ячейку для адреса 1]</text:p>
      <text:p text:style-name="P28">[44]T 4 F <text:s text:c="2"/>[записываем в ячейку для адреса 2]</text:p>
      <text:p text:style-name="P28">[45]A 2 F <text:s text:c="2"/>[еще раз считываем 2-ую переменную]</text:p>
      <text:p text:style-name="P28">[46]S 2 F <text:s text:c="2"/>[очистили ячейку для 2-ой переменной]</text:p>
      <text:p text:style-name="P28">[47]E 21 @ <text:s/>[возврат в цикл]</text:p>
      <text:p text:style-name="P28"/>
      <text:p text:style-name="P28">[48]T 0 F <text:s text:c="2"/>[acc = 0]</text:p>
      <text:p text:style-name="P28">[49]A 1 F <text:s text:c="2"/>[считываем 1-ую переменную]</text:p>
      <text:p text:style-name="P28">[50]S 2 F <text:s text:c="2"/>[вычитаем 2-ую переменную]</text:p>
      <text:p text:style-name="P28">[51]G 65 @ <text:s/>[&lt;0 если 2-ая переменая &gt; 1-ой, то переставлять не надо</text:p>
      <text:p text:style-name="P28">и продолжаем цикл]</text:p>
      <text:p text:style-name="P28"/>
      <text:p text:style-name="P28">[52]T 0 F <text:s text:c="2"/>[acc = 0]</text:p>
      <text:p text:style-name="P28">[53]A 4 F <text:s text:c="2"/>[считываем адрес 1-го числа]</text:p>
      <text:p text:style-name="P28">[54]L 0 D <text:s text:c="2"/>[&gt;&gt;]</text:p>
      <text:p text:style-name="P28">[55]A 104 F [T 0 S]</text:p>
      <text:p text:style-name="P28">[56]T 58 @ <text:s/>[w 58]</text:p>
      <text:p text:style-name="P28">[57]A 2 F <text:s text:c="2"/>[считываем второе число]</text:p>
      <text:p text:style-name="P28">[58]T 0 F <text:s text:c="2"/>[записываем на его место(первого числа)]</text:p>
      <text:p text:style-name="P28">[59]A 5 F <text:s text:c="2"/>[считываем адрес 2-го числа]</text:p>
      <text:p text:style-name="P28"><text:soft-page-break/>[60]L 0 D <text:s text:c="2"/>[&gt;&gt;]</text:p>
      <text:p text:style-name="P28">[61]A 104 F [T 0 S]</text:p>
      <text:p text:style-name="P28">[62]T 64 @ <text:s/>[w 64]</text:p>
      <text:p text:style-name="P28">[63]A 1 F <text:s text:c="2"/>[считываем 1-ое число]</text:p>
      <text:p text:style-name="P28">[64]T 0 F <text:s text:c="2"/>[записываем на ег оместо(второго числа)]</text:p>
      <text:p text:style-name="P28"/>
      <text:p text:style-name="P28">[65]T 0 F <text:s text:c="2"/>[acc = 0]</text:p>
      <text:p text:style-name="P28">[66]A 108 F [len]</text:p>
      <text:p text:style-name="P28">[67]S 107 F [len--]</text:p>
      <text:p text:style-name="P28">[68]T 108 F [re len]</text:p>
      <text:p text:style-name="P28"/>
      <text:p text:style-name="P28">[69]A 106 F [0]</text:p>
      <text:p text:style-name="P28">[70]S 108 F [-len]</text:p>
      <text:p text:style-name="P28">[71]G 5 @ <text:s text:c="2"/>[&lt;0 проверка на количество пройденных элементов]</text:p>
      <text:p text:style-name="P28">[72]Z 0 F <text:s text:c="2"/>[конец]</text:p>
      <text:p text:style-name="P28"/>
      <text:p text:style-name="P28">T 101 K</text:p>
      <text:p text:style-name="P28">GK</text:p>
      <text:p text:style-name="P28">[0:]T 0 F</text:p>
      <text:p text:style-name="P28">[1:]A 2 @</text:p>
      <text:p text:style-name="P28">[2:]G 130 F</text:p>
      <text:p text:style-name="P28"/>
      <text:p text:style-name="P28">[3:]T 0 F <text:s/>[записывает значения в ячейку по адресу]</text:p>
      <text:p text:style-name="P28">[4:]A 0 F <text:s/>[читает значение ячейки]</text:p>
      <text:p text:style-name="P28"/>
      <text:p text:style-name="P28">[5:]P 0 F <text:s/>[0]</text:p>
      <text:p text:style-name="P28">[6:]P 0 D <text:s/>[1]</text:p>
      <text:p text:style-name="P28">[7:]P 3 F <text:s/>[len = 6]</text:p>
      <text:p text:style-name="P28">[8:]P 55 F [!!addr 1!!]</text:p>
      <text:p text:style-name="P28"/>
      <text:p text:style-name="P28">[10:]P 6 D [13]</text:p>
      <text:p text:style-name="P28">[11:]P 4 F [8]</text:p>
      <text:p text:style-name="P28">[12:]P 3 D [7]</text:p>
      <text:p text:style-name="P28">[13:]P 1 F [0]</text:p>
      <text:p text:style-name="P28">[14:]P 0 F [2]</text:p>
      <text:p text:style-name="P28">[15:]P 2 F [4]</text:p>
      <text:p text:style-name="P28"/>
      <text:p text:style-name="P28">[13:]EZ PF </text:p>
      <text:p text:style-name="P27"/>
      <text:p text:style-name="P29">Результаты программы:</text:p>
      <text:p text:style-name="P30">Массив: </text:p>
      <text:p text:style-name="P31">[9:] P 6 D [13]</text:p>
      <text:p text:style-name="P31">[10:]P 4 F [8]</text:p>
      <text:p text:style-name="P31">[11:]P 0 F [0]</text:p>
      <text:p text:style-name="P31">[12:]P 1 F [2]</text:p>
      <text:p text:style-name="P31"/>
      <text:p text:style-name="P25">Результат:</text:p>
      <text:p text:style-name="P25"><draw:frame draw:style-name="fr1" draw:name="Изображение5" text:anchor-type="char" svg:x="0.081cm" svg:y="0.134cm" svg:width="11.114cm" svg:height="0.582cm" draw:z-index="4"><draw:image xlink:href="Pictures/10000001000001A40000001638495549DACA5087.png" xlink:type="simple" xlink:show="embed" xlink:actuate="onLoad" draw:mime-type="image/png"/></draw:frame></text:p>
      <text:p text:style-name="P25"/>
      <text:p text:style-name="P25"><draw:frame draw:style-name="fr1" draw:name="Изображение6" text:anchor-type="char" svg:x="-0.037cm" svg:y="0.062cm" svg:width="11.882cm" svg:height="0.635cm" draw:z-index="5"><draw:image xlink:href="Pictures/10000001000001C100000018B044A1A40395A1D8.png" xlink:type="simple" xlink:show="embed" xlink:actuate="onLoad" draw:mime-type="image/png"/></draw:frame></text:p>
      <text:p text:style-name="P25"/>
      <text:p text:style-name="P25"><draw:frame draw:style-name="fr1" draw:name="Изображение7" text:anchor-type="char" svg:x="-0.014cm" svg:y="0.192cm" svg:width="10.821cm" svg:height="0.503cm" draw:z-index="6"><draw:image xlink:href="Pictures/100000010000019900000013204034BBB2CF66DB.png" xlink:type="simple" xlink:show="embed" xlink:actuate="onLoad" draw:mime-type="image/png"/></draw:frame></text:p>
      <text:p text:style-name="P25"><text:soft-page-break/></text:p>
      <text:p text:style-name="P25"><draw:frame draw:style-name="fr1" draw:name="Изображение8" text:anchor-type="char" svg:x="-0.161cm" svg:y="0.083cm" svg:width="12.173cm" svg:height="0.582cm" draw:z-index="7"><draw:image xlink:href="Pictures/10000001000001CC00000016270983E8EF51B332.png" xlink:type="simple" xlink:show="embed" xlink:actuate="onLoad" draw:mime-type="image/png"/></draw:frame></text:p>
      <text:p text:style-name="P25"/>
      <text:p text:style-name="P25"/>
      <text:p text:style-name="P10"><text:span text:style-name="T16">Полученный массив – {</text:span><text:span text:style-name="T17">0, 2, 8, 13</text:span><text:span text:style-name="T16">}. Адреса значений отсортированного массива совпадают с исходными. Результат успешен.</text:span>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4T13:24:50.877000000</dc:date>
    <meta:editing-duration>PT35M54S</meta:editing-duration>
    <meta:editing-cycles>8</meta:editing-cycles>
    <meta:generator>LibreOffice/7.4.1.2$Windows_X86_64 LibreOffice_project/3c58a8f3a960df8bc8fd77b461821e42c061c5f0</meta:generator>
    <meta:document-statistic meta:table-count="0" meta:image-count="8" meta:object-count="0" meta:page-count="7" meta:paragraph-count="219" meta:word-count="1313" meta:character-count="6436" meta:non-whitespace-character-count="5078"/>
  </office:meta>
</office:document-meta>
</file>